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Expenses_for_OPCC_by_pay_re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ExpenseClaimID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Cost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ClaimTypePublicTrans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71"/>
        </table:table-row>
        <table:table-row table:style-name="ro2">
          <table:table-cell office:value-type="float" office:value="662445" table:style-name="ce3">
            <text:p>662445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erkshire FDAC</text:p>
            <text:p>Rory Geoghegan</text:p>
          </table:table-cell>
          <table:table-cell office:value-type="date" office:date-value="2023-09-11T00:00:00" table:style-name="ce5">
            <text:p>11-Sep-23</text:p>
          </table:table-cell>
          <table:table-cell office:value-type="string" table:style-name="ce4">
            <text:p>Out of Force</text:p>
          </table:table-cell>
          <table:table-cell office:value-type="float" office:value="5.4" table:style-name="ce6">
            <text:p>5.4</text:p>
          </table:table-cell>
          <table:table-cell office:value-type="string" table:style-name="ce4">
            <text:p>Public Transport</text:p>
          </table:table-cell>
          <table:table-cell office:value-type="string" table:style-name="ce4">
            <text:p>Train</text:p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2">
          <table:table-cell office:value-type="float" office:value="662444" table:style-name="ce3">
            <text:p>662444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erkshire FDAC</text:p>
            <text:p>Rory Geoghegan</text:p>
          </table:table-cell>
          <table:table-cell office:value-type="date" office:date-value="2023-09-11T00:00:00" table:style-name="ce5">
            <text:p>11-Sep-23</text:p>
          </table:table-cell>
          <table:table-cell office:value-type="string" table:style-name="ce4">
            <text:p>Out of Force</text:p>
          </table:table-cell>
          <table:table-cell office:value-type="float" office:value="6.9" table:style-name="ce6">
            <text:p>6.9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2">
          <table:table-cell office:value-type="float" office:value="662441" table:style-name="ce3">
            <text:p>662441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erkshire FDAC</text:p>
            <text:p>Rory Geoghegan</text:p>
          </table:table-cell>
          <table:table-cell office:value-type="date" office:date-value="2023-09-11T00:00:00" table:style-name="ce5">
            <text:p>11-Sep-23</text:p>
          </table:table-cell>
          <table:table-cell office:value-type="string" table:style-name="ce4">
            <text:p>Out of Force</text:p>
          </table:table-cell>
          <table:table-cell office:value-type="float" office:value="8.9" table:style-name="ce6">
            <text:p>8.9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3">
          <table:table-cell office:value-type="float" office:value="662450" table:style-name="ce3">
            <text:p>662450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Lindengate</text:p>
            <text:p>Lexicon</text:p>
          </table:table-cell>
          <table:table-cell office:value-type="date" office:date-value="2023-09-19T00:00:00" table:style-name="ce5">
            <text:p>19-Sep-23</text:p>
          </table:table-cell>
          <table:table-cell office:value-type="string" table:style-name="ce4">
            <text:p>Out of Force</text:p>
          </table:table-cell>
          <table:table-cell office:value-type="float" office:value="3.5" table:style-name="ce6">
            <text:p>3.5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3">
          <table:table-cell office:value-type="float" office:value="662451" table:style-name="ce3">
            <text:p>662451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HW Conference</text:p>
          </table:table-cell>
          <table:table-cell office:value-type="date" office:date-value="2023-09-20T00:00:00" table:style-name="ce5">
            <text:p>20-Sep-23</text:p>
          </table:table-cell>
          <table:table-cell office:value-type="string" table:style-name="ce4">
            <text:p>Out of Force</text:p>
          </table:table-cell>
          <table:table-cell office:value-type="float" office:value="6.9" table:style-name="ce6">
            <text:p>6.9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3">
          <table:table-cell office:value-type="float" office:value="662566" table:style-name="ce3">
            <text:p>662566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ewbury WI</text:p>
          </table:table-cell>
          <table:table-cell office:value-type="date" office:date-value="2023-09-26T00:00:00" table:style-name="ce5">
            <text:p>26-Sep-23</text:p>
          </table:table-cell>
          <table:table-cell office:value-type="string" table:style-name="ce4">
            <text:p>Out of Force</text:p>
          </table:table-cell>
          <table:table-cell office:value-type="float" office:value="2.2000000000000002" table:style-name="ce6">
            <text:p>2.2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2">
          <table:table-cell office:value-type="float" office:value="662564" table:style-name="ce3">
            <text:p>662564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Berkshire CDP</text:p>
            <text:p>South East PARC</text:p>
          </table:table-cell>
          <table:table-cell office:value-type="date" office:date-value="2023-09-29T00:00:00" table:style-name="ce5">
            <text:p>29-Sep-23</text:p>
          </table:table-cell>
          <table:table-cell office:value-type="string" table:style-name="ce4">
            <text:p>Out of Force</text:p>
          </table:table-cell>
          <table:table-cell office:value-type="float" office:value="4.4000000000000004" table:style-name="ce6">
            <text:p>4.4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3">
          <table:table-cell office:value-type="float" office:value="662568" table:style-name="ce3">
            <text:p>662568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okingham BC</text:p>
          </table:table-cell>
          <table:table-cell office:value-type="date" office:date-value="2023-10-05T00:00:00" table:style-name="ce5">
            <text:p>05-Oct-23</text:p>
          </table:table-cell>
          <table:table-cell office:value-type="string" table:style-name="ce4">
            <text:p>Out of Force</text:p>
          </table:table-cell>
          <table:table-cell office:value-type="float" office:value="2.7" table:style-name="ce6">
            <text:p>2.7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4">
          <table:table-cell office:value-type="float" office:value="662567" table:style-name="ce3">
            <text:p>662567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Reading Safe Hub</text:p>
            <text:p>Kaleidoscopic DA Conference</text:p>
          </table:table-cell>
          <table:table-cell office:value-type="date" office:date-value="2023-10-05T00:00:00" table:style-name="ce5">
            <text:p>05-Oct-23</text:p>
          </table:table-cell>
          <table:table-cell office:value-type="string" table:style-name="ce4">
            <text:p>Out of Force</text:p>
          </table:table-cell>
          <table:table-cell office:value-type="float" office:value="4.4000000000000004" table:style-name="ce6">
            <text:p>4.4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style-name="ro3">
          <table:table-cell office:value-type="float" office:value="662569" table:style-name="ce3">
            <text:p>662569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Law Lecture &amp; Court Sermon</text:p>
          </table:table-cell>
          <table:table-cell office:value-type="date" office:date-value="2023-10-10T00:00:00" table:style-name="ce5">
            <text:p>10-Oct-23</text:p>
          </table:table-cell>
          <table:table-cell office:value-type="string" table:style-name="ce4">
            <text:p>Out of Force</text:p>
          </table:table-cell>
          <table:table-cell office:value-type="float" office:value="28.5" table:style-name="ce6">
            <text:p>28.5</text:p>
          </table:table-cell>
          <table:table-cell office:value-type="string" table:style-name="ce4">
            <text:p>Parking</text:p>
          </table:table-cell>
          <table:table-cell office:value-type="string" table:style-name="ce4">
            <text:p/>
          </table:table-cell>
          <table:table-cell office:value-type="string" table:style-name="ce4">
            <text:p>Operational/Normal Business</text:p>
          </table:table-cell>
          <table:table-cell office:value-type="string" table:style-name="ce4">
            <text:p>Paid</text:p>
          </table:table-cell>
          <table:table-cell office:value-type="float" office:value="10" table:style-name="ce7">
            <text:p>10</text:p>
          </table:table-cell>
          <table:table-cell office:value-type="float" office:value="2023" table:style-name="ce7">
            <text:p>2023</text:p>
          </table:table-cell>
          <table:table-cell table:number-columns-repeated="1637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Nancy Rooke</meta:initial-creator>
    <dc:creator>Roberts, Charlotte (C7904)</dc:creator>
    <meta:creation-date>2023-10-16T13:17:33Z</meta:creation-date>
    <dc:date>2023-10-17T09:15:34Z</dc:date>
    <meta:print-date>2023-10-17T09:14:31Z</meta:print-date>
  </office:meta>
</office:document-meta>
</file>